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7759" officeooo:paragraph-rsid="00127759"/>
    </style:style>
    <style:style style:name="P2" style:family="paragraph" style:parent-style-name="Text_20_body">
      <style:text-properties officeooo:paragraph-rsid="00127759"/>
    </style:style>
    <style:style style:name="P3" style:family="paragraph" style:parent-style-name="Text_20_body" style:list-style-name="L1">
      <style:paragraph-properties fo:margin-top="0in" fo:margin-bottom="0in" loext:contextual-spacing="false"/>
      <style:text-properties officeooo:rsid="001f943a" officeooo:paragraph-rsid="001f943a"/>
    </style:style>
    <style:style style:name="P4" style:family="paragraph" style:parent-style-name="Text_20_body" style:list-style-name="L1">
      <style:paragraph-properties fo:margin-top="0in" fo:margin-bottom="0in" loext:contextual-spacing="false"/>
      <style:text-properties officeooo:rsid="0015d9cd" officeooo:paragraph-rsid="001793f1"/>
    </style:style>
    <style:style style:name="P5" style:family="paragraph" style:parent-style-name="Text_20_body" style:list-style-name="L1">
      <style:paragraph-properties fo:margin-top="0in" fo:margin-bottom="0in" loext:contextual-spacing="false"/>
      <style:text-properties officeooo:rsid="0015d9cd" officeooo:paragraph-rsid="0018680e"/>
    </style:style>
    <style:style style:name="P6" style:family="paragraph" style:parent-style-name="Text_20_body" style:list-style-name="L1">
      <style:paragraph-properties fo:margin-top="0in" fo:margin-bottom="0in" loext:contextual-spacing="false"/>
      <style:text-properties officeooo:rsid="001793f1" officeooo:paragraph-rsid="001905ad"/>
    </style:style>
    <style:style style:name="P7" style:family="paragraph" style:parent-style-name="Text_20_body" style:list-style-name="L1">
      <style:paragraph-properties fo:margin-top="0in" fo:margin-bottom="0in" loext:contextual-spacing="false"/>
      <style:text-properties officeooo:rsid="0021156c" officeooo:paragraph-rsid="0021156c"/>
    </style:style>
    <style:style style:name="P8" style:family="paragraph" style:parent-style-name="Text_20_body" style:list-style-name="L1">
      <style:paragraph-properties fo:margin-top="0in" fo:margin-bottom="0in" loext:contextual-spacing="false"/>
      <style:text-properties officeooo:rsid="00197f51" officeooo:paragraph-rsid="0021156c"/>
    </style:style>
    <style:style style:name="P9" style:family="paragraph" style:parent-style-name="Text_20_body">
      <style:paragraph-properties fo:margin-top="0in" fo:margin-bottom="0in" loext:contextual-spacing="false"/>
      <style:text-properties officeooo:rsid="00197f51" officeooo:paragraph-rsid="0021156c"/>
    </style:style>
    <style:style style:name="P10" style:family="paragraph" style:parent-style-name="Text_20_body">
      <style:paragraph-properties fo:margin-top="0in" fo:margin-bottom="0in" loext:contextual-spacing="false"/>
      <style:text-properties officeooo:rsid="001cf138" officeooo:paragraph-rsid="001dd6f5" fo:background-color="transparent"/>
    </style:style>
    <style:style style:name="P11" style:family="paragraph" style:parent-style-name="Text_20_body" style:list-style-name="L1">
      <style:paragraph-properties fo:margin-top="0in" fo:margin-bottom="0in" loext:contextual-spacing="false"/>
      <style:text-properties officeooo:rsid="0021a5ed" officeooo:paragraph-rsid="0021a5ed"/>
    </style:style>
    <style:style style:name="P12" style:family="paragraph" style:parent-style-name="Heading_20_2">
      <style:text-properties officeooo:rsid="00127759" officeooo:paragraph-rsid="00127759"/>
    </style:style>
    <style:style style:name="T1" style:family="text">
      <style:text-properties officeooo:rsid="00129498"/>
    </style:style>
    <style:style style:name="T2" style:family="text">
      <style:text-properties officeooo:rsid="00170748"/>
    </style:style>
    <style:style style:name="T3" style:family="text">
      <style:text-properties officeooo:rsid="001717fd"/>
    </style:style>
    <style:style style:name="T4" style:family="text">
      <style:text-properties officeooo:rsid="001793f1"/>
    </style:style>
    <style:style style:name="T5" style:family="text">
      <style:text-properties officeooo:rsid="0018680e"/>
    </style:style>
    <style:style style:name="T6" style:family="text">
      <style:text-properties officeooo:rsid="001905ad"/>
    </style:style>
    <style:style style:name="T7" style:family="text">
      <style:text-properties officeooo:rsid="001a5a62"/>
    </style:style>
    <style:style style:name="T8" style:family="text">
      <style:text-properties officeooo:rsid="001a5a62" fo:background-color="#ffff00" loext:char-shading-value="0"/>
    </style:style>
    <style:style style:name="T9" style:family="text">
      <style:text-properties officeooo:rsid="001c1bb8" fo:background-color="#ffff00" loext:char-shading-value="0"/>
    </style:style>
    <style:style style:name="T10" style:family="text">
      <style:text-properties officeooo:rsid="001cf138" fo:background-color="#ffff00" loext:char-shading-value="0"/>
    </style:style>
    <style:style style:name="T11" style:family="text">
      <style:text-properties officeooo:rsid="001cf138"/>
    </style:style>
    <style:style style:name="T12" style:family="text">
      <style:text-properties officeooo:rsid="001dd6f5"/>
    </style:style>
    <style:style style:name="T13" style:family="text">
      <style:text-properties officeooo:rsid="0021156c"/>
    </style:style>
    <style:style style:name="T14" style:family="text">
      <style:text-properties officeooo:rsid="0021a5e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T14">Typographic Features</text:span></text:h>
      <text:p text:style-name="P1">Lexicographic structure of the dictionary is represented by means of typography (font features, layout) and syntax (predefined formal constructions, punctuation). <text:span text:style-name="T1">Here below we provide some of such interpretation rules:</text:span></text:p>
      <text:list xml:id="list628831913204764475" text:style-name="L1">
        <text:list-item>
          <text:p text:style-name="P3">Font <text:span text:style-name="T13">Feature</text:span></text:p>
          <text:list>
            <text:list-item>
              <text:p text:style-name="P4">All occurrences of text in bold normal font (except enumerations) constitute the matter b<text:span text:style-name="T4">eing</text:span> translated, <text:span text:style-name="T4">i.e. </text:span>Turkish <text:span text:style-name="T4">text (Latin Turkish charset)</text:span>. This part may be also called a “<text:span text:style-name="T11">black</text:span>” part of the dictionary.</text:p>
            </text:list-item>
            <text:list-item>
              <text:p text:style-name="P5">All occurrences of <text:span text:style-name="T3">non-bold texts</text:span> constitute the remainder<text:span text:style-name="T3"> “white</text:span>” part <text:span text:style-name="T2">of the dictionary or translation matter which is in </text:span>Kyrgyz <text:span text:style-name="T5">(Kyrgyz Cyrillic charset)</text:span> <text:span text:style-name="T6">with rare</text:span> international Latin <text:span text:style-name="T4">names of flora and fauna (Latin charset).</text:span></text:p>
              <text:list>
                <text:list-item>
                  <text:p text:style-name="P6">This part also contains occurrences of non-bold italic text which may be identified as: 1) inter<text:span text:style-name="T6">national Latin names of flora&amp;fauna; 2) <text:s/>predefined formal constructions (science, lang etc); 3) author’s clarifications</text:span></text:p>
                </text:list-item>
              </text:list>
            </text:list-item>
          </text:list>
        </text:list-item>
        <text:list-item>
          <text:p text:style-name="P7">Layout Feature</text:p>
          <text:list>
            <text:list-item>
              <text:p text:style-name="P7">Each entry starts with indented line <text:span text:style-name="T14">(some anomalies may be present as a result of file format conversions)</text:span></text:p>
            </text:list-item>
          </text:list>
        </text:list-item>
        <text:list-item>
          <text:p text:style-name="P7">Relative Position</text:p>
          <text:list>
            <text:list-item>
              <text:p text:style-name="P8">There are two places <text:span text:style-name="T11">for</text:span> “<text:span text:style-name="T11">black</text:span>” <text:span text:style-name="T11">part</text:span> occurrence: rather in the beginning of the dictionary entry (entry’<text:span text:style-name="T11">s</text:span> form <text:span text:style-name="T13">element</text:span>) or in the beginning of the example (example’<text:span text:style-name="T11">s form</text:span> <text:span text:style-name="T13">element</text:span>). </text:p>
            </text:list-item>
          </text:list>
        </text:list-item>
        <text:list-item>
          <text:p text:style-name="P11">Three types of enumeration are present:</text:p>
          <text:list>
            <text:list-item>
              <text:p text:style-name="P11">Rome digits. </text:p>
            </text:list-item>
          </text:list>
        </text:list-item>
      </text:list>
      <text:h text:style-name="Heading_20_2" text:outline-level="2">Structure</text:h>
      <text:p text:style-name="P9">Examples are sub parts of entries and have similar structure, i.e. form and definition <text:span text:style-name="T11">areas</text:span>. <text:span text:style-name="T7">Even though both of this form types may be identified relying on the content peculiarities or layout. </text:span><text:span text:style-name="T8">For example, lemma-inflection_information delimiters</text:span><text:span text:style-name="T10">(</text:span><text:span text:style-name="T8">‘:’ and ‘, </text:span><text:span text:style-name="T9">-</text:span><text:span text:style-name="T8">’ ) </text:span><text:span text:style-name="T9">occur only in entry form;</text:span><text:span text:style-name="T8"> </text:span><text:span text:style-name="T9">or </text:span><text:span text:style-name="T8">lemma placeholder (‘~’) </text:span><text:span text:style-name="T9">cannot be encountered inside the entry form without ‘:’</text:span><text:span text:style-name="T8"> </text:span><text:span text:style-name="T9">etc.</text:span></text:p>
      <text:p text:style-name="P10">Definition <text:span text:style-name="T12">area of an entry contains one or more sense items (enumeration omitted if single sense) where item allowed to contain one example related to that particular sense. After this follows optional example(s) relating to the headword in general. These ex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6:31:58.792156309</meta:creation-date>
    <dc:date>2017-07-10T18:43:12.399452211</dc:date>
    <meta:editing-duration>PT37M21S</meta:editing-duration>
    <meta:editing-cycles>8</meta:editing-cycles>
    <meta:generator>LibreOffice/5.2.3.3$Linux_x86 LibreOffice_project/d54a8868f08a7b39642414cf2c8ef2f228f780cf</meta:generator>
    <meta:document-statistic meta:table-count="0" meta:image-count="0" meta:object-count="0" meta:page-count="1" meta:paragraph-count="15" meta:word-count="300" meta:character-count="1965" meta:non-whitespace-character-count="1677"/>
  </office:meta>
</office:document-meta>
</file>